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47.68pt" svg:y="2.86pt">
            <draw:object draw:notify-on-update-of-ranges="Sheet1.B2:Sheet1.B2 Sheet1.C3:Sheet1.C10 Sheet1.B3:Sheet1.B10 Sheet1.F3:Sheet1.F10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8.04pt" svg:y="271.81pt">
            <draw:object draw:notify-on-update-of-ranges="Sheet1.B3:Sheet1.B10 Sheet1.A3:Sheet1.A10 Sheet1.B3:Sheet1.B10 Sheet1.E3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nel</text:p>
          </table:table-cell>
          <table:table-cell office:value-type="string" calcext:value-type="string">
            <text:p>28” Samsung QUANTUM DOT UH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s</text:p>
          </table:table-cell>
          <table:table-cell office:value-type="string" calcext:value-type="string">
            <text:p>current (mA)</text:p>
          </table:table-cell>
          <table:table-cell office:value-type="string" calcext:value-type="string">
            <text:p>voltage (mV)</text:p>
          </table:table-cell>
          <table:table-cell office:value-type="string" calcext:value-type="string">
            <text:p>watts (mW)</text:p>
          </table:table-cell>
          <table:table-cell office:value-type="string" calcext:value-type="string">
            <text:p>nits estimated</text:p>
          </table:table-cell>
          <table:table-cell office:value-type="string" calcext:value-type="string">
            <text:p>Volts estimated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1.6" calcext:value-type="float">
            <text:p>101.6</text:p>
          </table:table-cell>
          <table:table-cell office:value-type="float" office:value="38380" calcext:value-type="float">
            <text:p>38380</text:p>
          </table:table-cell>
          <table:table-cell table:formula="of:=4*[.B3]*[.C3]/1000" office:value-type="float" office:value="15597.632" calcext:value-type="float">
            <text:p>15597.632</text:p>
          </table:table-cell>
          <table:table-cell table:formula="of:=[.$D$17]+[.$D$18]*[.B3]" office:value-type="float" office:value="291.499851697178" calcext:value-type="float">
            <text:p>291.499851697178</text:p>
          </table:table-cell>
          <table:table-cell table:formula="of:=[.$D$19]+[.$D$20]*[.B3]" office:value-type="float" office:value="38392.0744425092" calcext:value-type="float">
            <text:p>38392.07444250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4" calcext:value-type="float">
            <text:p>94</text:p>
          </table:table-cell>
          <table:table-cell office:value-type="float" office:value="38280" calcext:value-type="float">
            <text:p>38280</text:p>
          </table:table-cell>
          <table:table-cell table:formula="of:=4*[.B4]*[.C4]/1000" office:value-type="float" office:value="14393.28" calcext:value-type="float">
            <text:p>14393.28</text:p>
          </table:table-cell>
          <table:table-cell table:formula="of:=[.$D$17]+[.$D$18]*[.B4]" office:value-type="float" office:value="269.830067500691" calcext:value-type="float">
            <text:p>269.830067500691</text:p>
          </table:table-cell>
          <table:table-cell table:formula="of:=[.$D$19]+[.$D$20]*[.B4]" office:value-type="float" office:value="38286.3212910833" calcext:value-type="float">
            <text:p>38286.32129108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7" calcext:value-type="float">
            <text:p>87</text:p>
          </table:table-cell>
          <table:table-cell office:value-type="float" office:value="38190" calcext:value-type="float">
            <text:p>38190</text:p>
          </table:table-cell>
          <table:table-cell table:formula="of:=4*[.B5]*[.C5]/1000" office:value-type="float" office:value="13290.12" calcext:value-type="float">
            <text:p>13290.12</text:p>
          </table:table-cell>
          <table:table-cell table:formula="of:=[.$D$17]+[.$D$18]*[.B5]" office:value-type="float" office:value="249.871055740769" calcext:value-type="float">
            <text:p>249.871055740769</text:p>
          </table:table-cell>
          <table:table-cell table:formula="of:=[.$D$19]+[.$D$20]*[.B5]" office:value-type="float" office:value="38188.9170726646" calcext:value-type="float">
            <text:p>38188.91707266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38100" calcext:value-type="float">
            <text:p>38100</text:p>
          </table:table-cell>
          <table:table-cell table:formula="of:=4*[.B6]*[.C6]/1000" office:value-type="float" office:value="12192" calcext:value-type="float">
            <text:p>12192</text:p>
          </table:table-cell>
          <table:table-cell table:formula="of:=[.$D$17]+[.$D$18]*[.B6]" office:value-type="float" office:value="229.912043980847" calcext:value-type="float">
            <text:p>229.912043980847</text:p>
          </table:table-cell>
          <table:table-cell table:formula="of:=[.$D$19]+[.$D$20]*[.B6]" office:value-type="float" office:value="38091.512854246" calcext:value-type="float">
            <text:p>38091.51285424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2.9" calcext:value-type="float">
            <text:p>72.9</text:p>
          </table:table-cell>
          <table:table-cell office:value-type="float" office:value="38010" calcext:value-type="float">
            <text:p>38010</text:p>
          </table:table-cell>
          <table:table-cell table:formula="of:=4*[.B7]*[.C7]/1000" office:value-type="float" office:value="11083.716" calcext:value-type="float">
            <text:p>11083.716</text:p>
          </table:table-cell>
          <table:table-cell table:formula="of:=[.$D$17]+[.$D$18]*[.B7]" office:value-type="float" office:value="209.667903481498" calcext:value-type="float">
            <text:p>209.667903481498</text:p>
          </table:table-cell>
          <table:table-cell table:formula="of:=[.$D$19]+[.$D$20]*[.B7]" office:value-type="float" office:value="37992.7171469928" calcext:value-type="float">
            <text:p>37992.71714699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5.9" calcext:value-type="float">
            <text:p>65.9</text:p>
          </table:table-cell>
          <table:table-cell office:value-type="float" office:value="37910" calcext:value-type="float">
            <text:p>37910</text:p>
          </table:table-cell>
          <table:table-cell table:formula="of:=4*[.B8]*[.C8]/1000" office:value-type="float" office:value="9993.076" calcext:value-type="float">
            <text:p>9993.076</text:p>
          </table:table-cell>
          <table:table-cell table:formula="of:=[.$D$17]+[.$D$18]*[.B8]" office:value-type="float" office:value="189.708891721576" calcext:value-type="float">
            <text:p>189.708891721576</text:p>
          </table:table-cell>
          <table:table-cell table:formula="of:=[.$D$19]+[.$D$20]*[.B8]" office:value-type="float" office:value="37895.3129285742" calcext:value-type="float">
            <text:p>37895.31292857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8.64" calcext:value-type="float">
            <text:p>58.64</text:p>
          </table:table-cell>
          <table:table-cell office:value-type="float" office:value="37800" calcext:value-type="float">
            <text:p>37800</text:p>
          </table:table-cell>
          <table:table-cell table:formula="of:=4*[.B9]*[.C9]/1000" office:value-type="float" office:value="8866.368" calcext:value-type="float">
            <text:p>8866.368</text:p>
          </table:table-cell>
          <table:table-cell table:formula="of:=[.$D$17]+[.$D$18]*[.B9]" office:value-type="float" office:value="169.008545239143" calcext:value-type="float">
            <text:p>169.008545239143</text:p>
          </table:table-cell>
          <table:table-cell table:formula="of:=[.$D$19]+[.$D$20]*[.B9]" office:value-type="float" office:value="37794.2908391857" calcext:value-type="float">
            <text:p>37794.29083918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.5" calcext:value-type="float">
            <text:p>52.5</text:p>
          </table:table-cell>
          <table:table-cell office:value-type="float" office:value="37680" calcext:value-type="float">
            <text:p>37680</text:p>
          </table:table-cell>
          <table:table-cell table:formula="of:=4*[.B10]*[.C10]/1000" office:value-type="float" office:value="7912.8" calcext:value-type="float">
            <text:p>7912.8</text:p>
          </table:table-cell>
          <table:table-cell table:formula="of:=[.$D$17]+[.$D$18]*[.B10]" office:value-type="float" office:value="151.501640638297" calcext:value-type="float">
            <text:p>151.501640638297</text:p>
          </table:table-cell>
          <table:table-cell table:formula="of:=[.$D$19]+[.$D$20]*[.B10]" office:value-type="float" office:value="37708.8534247442" calcext:value-type="float">
            <text:p>37708.8534247442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CurrentToBrightnessIntercept</text:p>
          </table:table-cell>
          <table:table-cell table:number-columns-repeated="2"/>
          <table:table-cell table:formula="of:=INTERCEPT([.A3:.A10]; [.B3:.B10])" office:value-type="float" office:value="1.80905243888213" calcext:value-type="float">
            <text:p>1.8090524388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ToBrightnessSlope</text:p>
          </table:table-cell>
          <table:table-cell table:number-columns-repeated="2"/>
          <table:table-cell table:formula="of:=SLOPE([.A3:.A10]; [.B3:.B10])" office:value-type="float" office:value="2.85128739427457" calcext:value-type="float">
            <text:p>2.85128739427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ToVoltageIntercept</text:p>
          </table:table-cell>
          <table:table-cell table:number-columns-repeated="2"/>
          <table:table-cell table:formula="of:=INTERCEPT([.C3:.C10];[.B3:.B10])" office:value-type="float" office:value="36978.3217866044" calcext:value-type="float">
            <text:p>36978.321786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ToVoltageSlope</text:p>
          </table:table-cell>
          <table:table-cell table:number-columns-repeated="2"/>
          <table:table-cell table:formula="of:=SLOPE([.C3:.C10];[.B3:.B10])" office:value-type="float" office:value="13.9148883455194" calcext:value-type="float">
            <text:p>13.91488834551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43:05.247000000</meta:creation-date>
    <dc:date>2018-09-29T18:59:28.077000000</dc:date>
    <meta:editing-duration>PT24M39S</meta:editing-duration>
    <meta:editing-cycles>6</meta:editing-cycles>
    <meta:generator>LibreOffice/5.4.4.2$Windows_X86_64 LibreOffice_project/2524958677847fb3bb44820e40380acbe820f960</meta:generator>
    <meta:document-statistic meta:table-count="1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I-V Relationship</text:p>
        </chart:title>
        <chart:plot-area chart:style-name="ch3" table:cell-range-address="Sheet1.B2:Sheet1.B10 Sheet1.C3:Sheet1.C10" chart:data-source-has-labels="row" svg:x="1.331cm" svg:y="1.275cm" svg:width="14.349cm" svg:height="6.564cm">
          <chartooo:coordinate-region svg:x="1.952cm" svg:y="1.474cm" svg:width="13.077cm" svg:height="5.718cm"/>
          <chart:axis chart:dimension="x" chart:name="primary-x" chart:style-name="ch4">
            <chart:title svg:x="7.508cm" svg:y="8.019cm" chart:style-name="ch5">
              <text:p>Voltage (mV)</text:p>
            </chart:title>
          </chart:axis>
          <chart:axis chart:dimension="y" chart:name="primary-y" chart:style-name="ch4">
            <chart:title svg:x="0.451cm" svg:y="5.54cm" chart:style-name="ch6">
              <text:p>Current (mA)</text:p>
            </chart:title>
            <chart:grid chart:style-name="ch7" chart:class="major"/>
          </chart:axis>
          <chart:series chart:style-name="ch8" chart:values-cell-range-address="Sheet1.B3:Sheet1.B10" chart:class="chart:scatter">
            <chart:domain table:cell-range-address="Sheet1.C3:Sheet1.C10"/>
            <chart:data-point chart:repeated="8"/>
          </chart:series>
          <chart:series chart:style-name="ch9" chart:values-cell-range-address="Sheet1.B3:Sheet1.B10" chart:class="chart:scatter">
            <chart:domain table:cell-range-address="Sheet1.F3:Sheet1.F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380">
                <text:p>38380</text:p>
                <draw:g>
                  <svg:desc>Sheet1.C3:Sheet1.C10</svg:desc>
                </draw:g>
              </table:table-cell>
              <table:table-cell office:value-type="float" office:value="101.6">
                <text:p>101.6</text:p>
                <draw:g>
                  <svg:desc>Sheet1.B3:Sheet1.B10</svg:desc>
                </draw:g>
              </table:table-cell>
              <table:table-cell office:value-type="float" office:value="38392.0744425092">
                <text:p>38392.0744425092</text:p>
                <draw:g>
                  <svg:desc>Sheet1.F3:Sheet1.F10</svg:desc>
                </draw:g>
              </table:table-cell>
              <table:table-cell office:value-type="float" office:value="101.6">
                <text:p>101.6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80">
                <text:p>38280</text:p>
              </table:table-cell>
              <table:table-cell office:value-type="float" office:value="94">
                <text:p>94</text:p>
              </table:table-cell>
              <table:table-cell office:value-type="float" office:value="38286.3212910833">
                <text:p>38286.32129108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190">
                <text:p>38190</text:p>
              </table:table-cell>
              <table:table-cell office:value-type="float" office:value="87">
                <text:p>87</text:p>
              </table:table-cell>
              <table:table-cell office:value-type="float" office:value="38188.9170726646">
                <text:p>38188.91707266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100">
                <text:p>38100</text:p>
              </table:table-cell>
              <table:table-cell office:value-type="float" office:value="80">
                <text:p>80</text:p>
              </table:table-cell>
              <table:table-cell office:value-type="float" office:value="38091.512854246">
                <text:p>38091.512854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10">
                <text:p>38010</text:p>
              </table:table-cell>
              <table:table-cell office:value-type="float" office:value="72.9">
                <text:p>72.9</text:p>
              </table:table-cell>
              <table:table-cell office:value-type="float" office:value="37992.7171469928">
                <text:p>37992.7171469928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910">
                <text:p>37910</text:p>
              </table:table-cell>
              <table:table-cell office:value-type="float" office:value="65.9">
                <text:p>65.9</text:p>
              </table:table-cell>
              <table:table-cell office:value-type="float" office:value="37895.3129285742">
                <text:p>37895.3129285742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00">
                <text:p>37800</text:p>
              </table:table-cell>
              <table:table-cell office:value-type="float" office:value="58.64">
                <text:p>58.64</text:p>
              </table:table-cell>
              <table:table-cell office:value-type="float" office:value="37794.2908391857">
                <text:p>37794.2908391857</text:p>
              </table:table-cell>
              <table:table-cell office:value-type="float" office:value="58.64">
                <text:p>58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680">
                <text:p>37680</text:p>
              </table:table-cell>
              <table:table-cell office:value-type="float" office:value="52.5">
                <text:p>52.5</text:p>
              </table:table-cell>
              <table:table-cell office:value-type="float" office:value="37708.8534247442">
                <text:p>37708.8534247442</text:p>
              </table:table-cell>
              <table:table-cell office:value-type="float" office:value="52.5">
                <text:p>5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" chart:style-name="ch1">
        <chart:title svg:x="5.337cm" svg:y="0.316cm" chart:style-name="ch2">
          <text:p>Current-Light Relationship</text:p>
        </chart:title>
        <chart:plot-area chart:style-name="ch3" table:cell-range-address="Sheet1.A3:Sheet1.B10 Sheet1.E3:Sheet1.E10" svg:x="1.331cm" svg:y="1.275cm" svg:width="14.349cm" svg:height="6.564cm">
          <chartooo:coordinate-region svg:x="2.138cm" svg:y="1.474cm" svg:width="13.262cm" svg:height="5.718cm"/>
          <chart:axis chart:dimension="x" chart:name="primary-x" chart:style-name="ch4">
            <chart:title svg:x="7.522cm" svg:y="8.019cm" chart:style-name="ch5">
              <text:p>Current (mA)</text:p>
            </chart:title>
          </chart:axis>
          <chart:axis chart:dimension="y" chart:name="primary-y" chart:style-name="ch4">
            <chart:title svg:x="0.451cm" svg:y="5.183cm" chart:style-name="ch6">
              <text:p>Nits Out</text:p>
            </chart:title>
            <chart:grid chart:style-name="ch7" chart:class="major"/>
          </chart:axis>
          <chart:series chart:style-name="ch8" chart:values-cell-range-address="Sheet1.A3:Sheet1.A10" chart:class="chart:scatter">
            <chart:domain table:cell-range-address="Sheet1.B3:Sheet1.B10"/>
            <chart:data-point chart:repeated="8"/>
          </chart:series>
          <chart:series chart:style-name="ch9" chart:values-cell-range-address="Sheet1.E3:Sheet1.E10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6">
                <text:p>101.6</text:p>
                <draw:g>
                  <svg:desc>Sheet1.B3:Sheet1.B10</svg:desc>
                </draw:g>
              </table:table-cell>
              <table:table-cell office:value-type="float" office:value="291">
                <text:p>291</text:p>
                <draw:g>
                  <svg:desc>Sheet1.A3:Sheet1.A10</svg:desc>
                </draw:g>
              </table:table-cell>
              <table:table-cell office:value-type="float" office:value="291.499851697178">
                <text:p>291.499851697178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270">
                <text:p>270</text:p>
              </table:table-cell>
              <table:table-cell office:value-type="float" office:value="269.830067500691">
                <text:p>269.830067500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">
                <text:p>87</text:p>
              </table:table-cell>
              <table:table-cell office:value-type="float" office:value="250">
                <text:p>250</text:p>
              </table:table-cell>
              <table:table-cell office:value-type="float" office:value="249.871055740769">
                <text:p>249.87105574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229.912043980847">
                <text:p>229.912043980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9">
                <text:p>72.9</text:p>
              </table:table-cell>
              <table:table-cell office:value-type="float" office:value="210">
                <text:p>210</text:p>
              </table:table-cell>
              <table:table-cell office:value-type="float" office:value="209.667903481498">
                <text:p>209.667903481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9">
                <text:p>65.9</text:p>
              </table:table-cell>
              <table:table-cell office:value-type="float" office:value="190">
                <text:p>190</text:p>
              </table:table-cell>
              <table:table-cell office:value-type="float" office:value="189.708891721576">
                <text:p>189.708891721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64">
                <text:p>58.64</text:p>
              </table:table-cell>
              <table:table-cell office:value-type="float" office:value="169">
                <text:p>169</text:p>
              </table:table-cell>
              <table:table-cell office:value-type="float" office:value="169.008545239143">
                <text:p>169.008545239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5">
                <text:p>52.5</text:p>
              </table:table-cell>
              <table:table-cell office:value-type="float" office:value="151">
                <text:p>151</text:p>
              </table:table-cell>
              <table:table-cell office:value-type="float" office:value="151.501640638297">
                <text:p>151.501640638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